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left="0.499cm" fo:margin-right="0cm" fo:margin-top="0.277cm" fo:margin-bottom="0cm" style:contextual-spacing="false" fo:line-height="150%" fo:text-align="center" style:justify-single-word="false" fo:text-indent="-0.499cm" style:auto-text-indent="false" style:writing-mode="lr-tb">
        <style:tab-stops>
          <style:tab-stop style:position="2.161cm"/>
        </style:tab-stops>
      </style:paragraph-properties>
    </style:style>
    <style:style style:name="P2" style:family="paragraph" style:parent-style-name="List_20_Paragraph">
      <style:paragraph-properties fo:margin-left="0.499cm" fo:margin-right="0cm" fo:margin-top="0.277cm" fo:margin-bottom="0cm" style:contextual-spacing="false" fo:line-height="150%" fo:text-align="center" style:justify-single-word="false" fo:text-indent="-0.499cm" style:auto-text-indent="false" style:writing-mode="lr-tb">
        <style:tab-stops>
          <style:tab-stop style:position="2.161cm"/>
        </style:tab-stops>
      </style:paragraph-properties>
    </style:style>
    <style:style style:name="P3" style:family="paragraph" style:parent-style-name="List_20_Paragraph">
      <style:paragraph-properties fo:margin-left="0.499cm" fo:margin-right="0cm" fo:margin-top="0.277cm" fo:margin-bottom="0cm" style:contextual-spacing="false" fo:line-height="150%" fo:text-align="center" style:justify-single-word="false" fo:text-indent="-0.499cm" style:auto-text-indent="false" style:writing-mode="lr-tb">
        <style:tab-stops>
          <style:tab-stop style:position="2.161cm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" style:family="text">
      <style:text-properties style:font-name="Times New Roman" fo:font-size="12pt" fo:letter-spacing="-0.004cm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1" loext:marker-style-name="T2"><text:span text:style-name="T1">Título.</text:span><text:span text:style-name="T1"/></text:p>
        </text:list-item>
      </text:list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2" loext:marker-style-name="T2"><text:span text:style-name="T1">Desarrollo de una plataforma de evaluación docente para la escuela pública “Miguel Riofrio” de la ciudad de Loja </text:span><text:span text:style-name="T1"/></text:p>
      <text:p text:style-name="P3" loext:marker-style-name="T2"/>
      <text:p text:style-name="P3" loext:marker-style-name="T2"/>
      <text:p text:style-name="P3" loext:marker-style-name="T2"/>
      <text:p text:style-name="P2" loext:marker-style-name="T2"><text:span text:style-name="T1">Development of a teacher evaluation platform for the “Miguel Riofrio” public school in the city of Loja.</text:span><text:span text:style-name="T1"/></text:p>
      <text:p text:style-name="P3" loext:marker-style-name="T2"/>
      <text:p text:style-name="P3" loext:marker-style-name="T2"/>
      <text:p text:style-name="P3" loext:marker-style-name="T2"/>
      <text:p text:style-name="P3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C" style:letter-kerning="true" style:font-name-asian="Noto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oto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Noto Sans" style:font-family-asian="'Noto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662cm" fo:margin-right="0cm" fo:text-indent="-0.637cm" style:auto-text-indent="fals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language="es" fo:country="ES" fo:font-style="normal" fo:font-weight="bold" style:font-name-asian="Calibri" style:font-family-asian="Calibri" style:font-family-generic-asian="system" style:font-pitch-asian="variable" style:font-size-asian="12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bold" style:text-scale="100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fo:letter-spacing="-0.002cm" fo:language="es" fo:country="ES" fo:font-style="normal" fo:font-weight="normal" style:font-name-asian="Calibri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3" style:display-name="ListLabel 3" style:family="text">
      <style:text-properties fo:language="es" fo:country="E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584cm" fo:margin-left="2.219cm"/>
        </style:list-level-properties>
      </text:list-level-style-number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584cm" fo:margin-left="3.734cm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584cm" fo:margin-left="5.237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584cm" fo:margin-left="6.74cm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584cm" fo:margin-left="8.243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584cm" fo:margin-left="9.745cm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584cm" fo:margin-left="11.247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584cm" fo:margin-left="12.749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08:20:04</meta:creation-date>
    <dc:language>es-EC</dc:language>
    <dc:date>2024-02-29T08:23:34.729039163</dc:date>
    <meta:editing-cycles>2</meta:editing-cycles>
    <meta:editing-duration>PT1M17S</meta:editing-duration>
    <meta:generator>LibreOffice/7.5.8.2$Linux_X86_64 LibreOffice_project/50$Build-2</meta:generator>
    <meta:document-statistic meta:table-count="0" meta:image-count="0" meta:object-count="0" meta:page-count="1" meta:paragraph-count="3" meta:word-count="37" meta:character-count="226" meta:non-whitespace-character-count="192"/>
    <meta:user-defined meta:name="AppVersion">15.0000</meta:user-defined>
  </office:meta>
</office:document-meta>
</file>